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6-17_07-45-24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6-17_02-19-22_000.jpg</text:p>
          </table:table-cell>
          <table:table-cell table:style-name="ce26" office:value-type="string">
            <text:p>:m :PHOTO 寝た時刻 / 2023 / オナニー、未了、duration=45m?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45m?時間ぐらい,other=~">
            <text:p>:m :PHOTO 寝た時刻 / 2023 / オナニー、未了、duration=45m?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7" office:value-type="string">
            <text:p>2023-06-17_12-11-08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30 / w=セラミックス；強磁性体；ヘキサシアノ鉄錯体,topic=~,publisher=~,other=memo+:赤血塩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298_zairyoo_kenkyuukai / 『材料化学の最前線』 著者=東京都立大学工業化学科分子応用化学研究会,校注=~ / p.130 / w=セラミックス；強磁性体；ヘキサシアノ鉄錯体,topic=~,publisher=~,other=memo+:赤血塩">
            <text:p>:m #*# RES / JVEMV6 64#298_zairyoo_kenkyuukai / 『材料化学の最前線』 著者=東京都立大学工業化学科分子応用化学研究会,校注=~ / p.130 / w=セラミックス；強磁性体；ヘキサシアノ鉄錯体,topic=~,publisher=~,other=memo+:赤血塩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2023-06-17_10-07-04_000.jpg</text:p>
          </table:table-cell>
          <table:table-cell table:style-name="ce26" office:value-type="string">
            <text:p>:m 1*1 RES / JVEMV6 64#111_?? / 『宇治拾遺物語　古本説話集　新日本古典文学大系　４２』 校注=三木紀人、他 / p.94 / w=,topic=~,publisher=~,other=memo+:高辻室町：室町小路、高辻通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9">
            <text:p>19</text:p>
          </table:table-cell>
          <table:table-cell table:style-name="ce18" office:value-type="string">
            <text:p>2023-06-17_16-42-51_000.jpg</text:p>
          </table:table-cell>
          <table:table-cell table:style-name="ce26" office:value-type="string">
            <text:p>:m 1*2 RES / JVEMV6 64#268_hattatsu_sakakihara / 『脳科学と発達障害』 著者=榊原洋一,校注=~ / p.92 / w=尾状核；,topic=,publisher=~,other=list+:実験結果。自閉症児、他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2 RES / JVEMV6 64#268_hattatsu_sakakihara / 『脳科学と発達障害』 著者=榊原洋一,校注=~ / p.92 / w=尾状核；,topic=,publisher=~,other=list+:実験結果。自閉症児、他">
            <text:p>:m 1*2 RES / JVEMV6 64#268_hattatsu_sakakihara / 『脳科学と発達障害』 著者=榊原洋一,校注=~ / p.92 / w=尾状核；,topic=,publisher=~,other=list+:実験結果。自閉症児、他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8" office:value-type="string">
            <text:p>2023-06-17_16-43-18_000.jpg</text:p>
          </table:table-cell>
          <table:table-cell table:style-name="ce26" office:value-type="string">
            <text:p>:m 2*2 RES / JVEMV6 64#268_hattatsu_sakakihara / 『脳科学と発達障害』 著者=榊原洋一,校注=~ / p.92 / w=~；,topic=,publisher=~,other=list+:実験結果。自閉症児、他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2 RES / JVEMV6 64#268_hattatsu_sakakihara / 『脳科学と発達障害』 著者=榊原洋一,校注=~ / p.92 / w=~；,topic=,publisher=~,other=list+:実験結果。自閉症児、他">
            <text:p>:m 2*2 RES / JVEMV6 64#268_hattatsu_sakakihara / 『脳科学と発達障害』 著者=榊原洋一,校注=~ / p.92 / w=~；,topic=,publisher=~,other=list+:実験結果。自閉症児、他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string">
            <text:p>2023-06-17_10-06-49_000.jpg</text:p>
          </table:table-cell>
          <table:table-cell table:style-name="ce26" office:value-type="string">
            <text:p>:m 記録 / 身体 / 全身像 / 顔 / 様子 / time=午前中；occasion=台所で、飲み物を用意してきた直後か：額が、険しい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午前中；occasion=台所で、飲み物を用意してきた直後か：額が、険しい">
            <text:p>:m 記録 / 身体 / 全身像 / 顔 / 様子 / time=午前中；occasion=台所で、飲み物を用意してきた直後か：額が、険しい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2023-06-17_10-06-57_000.jpg</text:p>
          </table:table-cell>
          <table:table-cell table:style-name="ce26" office:value-type="string">
            <text:p>:m 記録 / 身体 / 全身像 / 顔 / 様子 / time=午前中；occasion=台所で、飲み物を用意してきた直後か：額が、険しかったので、おでこを手でさすった。険しさが解けたのを見て、もう一度、撮影する。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記録 / 身体 / 全身像 / 顔 / 様子 / time=午前中；occasion=台所で、飲み物を用意してきた直後か：額が、険しかったので、おでこを手でさすった。険しさが解けたのを見て、もう一度、撮影する。">
            <text:p>:m 記録 / 身体 / 全身像 / 顔 / 様子 / time=午前中；occasion=台所で、飲み物を用意してきた直後か：額が、険しかったので、おでこを手でさすった。険しさが解けたのを見て、もう一度、撮影する。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6-16_20-54-28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8" office:value-type="string">
            <text:p>2023-06-16_20-54-34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8">
            <text:p>18</text:p>
          </table:table-cell>
          <table:table-cell table:style-name="ce17" office:value-type="string">
            <text:p>2023-06-17_13-21-5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6-17_10-10-59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 / target=人参：プランターに植えた / other=食用の人参。おせちの際に買ったもの。冷蔵庫。根が生えていた。,occasion=花冠が、出ている。,id=file-id:2023-03-07_11-46-57_000.jp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6-17_10-11-02_000.jpg</text:p>
          </table:table-cell>
          <table:table-cell table:style-name="ce26" office:value-type="strin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 / 経過記録 / target=人参：プランターに植えた / other=食用の人参。おせちの際に買ったもの。冷蔵庫。根が生えていた。,occasion=花冠が、出ている。,id=file-id:2023-03-07_11-46-57_000.jpg">
            <text:p>:PHOTO 記録 / 経過記録 / target=人参：プランターに植えた / other=食用の人参。おせちの際に買ったもの。冷蔵庫。根が生えていた。,occasion=花冠が、出ている。,id=file-id:2023-03-07_11-46-57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6-17_07-48-3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16_18-33-52_000.mp4</text:p>
          </table:table-cell>
          <table:table-cell table:style-name="ce26" office:value-type="string">
            <text:p>:VIDEO / @自室 / 記録 / jap.flute / 演奏、play / R=1 / genre=melody,for=h-1,file-piece-id=~,memo=~,session=hour-~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for=h-1,file-piece-id=~,memo=~,session=hour-~,recording-id=~,other=~ / follow+">
            <text:p>:VIDEO / @自室 / 記録 / jap.flute / 演奏、play / R=1 / genre=melody,for=h-1,file-piece-id=~,memo=~,session=hour-~,recording-id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6-16_18-48-25_000.mp4</text:p>
          </table:table-cell>
          <table:table-cell table:style-name="ce26" office:value-type="string">
            <text:p>:VIDEO / @自室 / 記録 / jap.flute / 演奏、play / R=2 / genre=melody,for=h-1,file-piece-id=~,memo=~,session=hour-~,recording-id=~,other=tech:右手によるトリル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string" office:string-value=":PHOTO 記録しておきたいもの / location:photo=自室：ベランダ, location:target=プランター：生えているもの：ネジバナ / subject=~ / content=,other=~">
            <text:p>:PHOTO 記録しておきたいもの / location:photo=自室：ベランダ, location:target=プランター：生えているもの：ネジバナ / subject=~ / content=,other=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7" office:value-type="string">
            <text:p>2023-06-17_10-01-28_000.mp4</text:p>
          </table:table-cell>
          <table:table-cell table:style-name="ce26" office:value-type="string">
            <text:p>:VIDEO / @自室 / 記録 / percussion,rythm / 演奏、play / item:トイレの扉,hitter=手の指。の、関節部分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percussion,rythm / 演奏、play / item:トイレの扉,hitter=手の指。の、関節部分">
            <text:p>:VIDEO / @自室 / 記録 / percussion,rythm / 演奏、play / item:トイレの扉,hitter=手の指。の、関節部分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6-17_10-11-14_000.jpg</text:p>
          </table:table-cell>
          <table:table-cell table:style-name="ce26" office:value-type="string">
            <text:p>:PHOTO 記録しておきたいもの / location:photo=自室：ベランダ, location:target=プランター：生えているもの：ネジバナ / subject=~ / content=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しておきたいもの / location:photo=自室：ベランダ, location:target=プランター：生えているもの：ネジバナ / subject=~ / content=,other=~">
            <text:p>:PHOTO 記録しておきたいもの / location:photo=自室：ベランダ, location:target=プランター：生えているもの：ネジバナ / subject=~ / content=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0" office:value-type="string">
            <text:p>2023-06-17_10-11-30_000.jpg</text:p>
          </table:table-cell>
          <table:table-cell table:style-name="ce26" office:value-type="string">
            <text:p>:PHOTO 記録しておきたいもの / location:photo=自室：ベランダ, location:target=プランター：生えているもの：ネジバナ / subject=~ / content=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0" office:value-type="string">
            <text:p>2023-06-17_10-11-43_000.jpg</text:p>
          </table:table-cell>
          <table:table-cell table:style-name="ce26" office:value-type="string">
            <text:p>:PHOTO 記録しておきたいもの / location:photo=自室：ベランダ, location:target=プランター：生えているもの：ヒメジョオン、か。 / subject=~ / content=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しておきたいもの / location:photo=自室：ベランダ, location:target=プランター：生えているもの：ヒメジョオン、か。 / subject=~ / content=,other=~">
            <text:p>:PHOTO 記録しておきたいもの / location:photo=自室：ベランダ, location:target=プランター：生えているもの：ヒメジョオン、か。 / subject=~ / content=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7">2023/06/17</text:date>, <text:time>19:19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7T19:19:43.25</dc:date>
    <dc:creator>岩淵 謙</dc:creator>
    <meta:editing-duration>P57DT6H14M17S</meta:editing-duration>
    <meta:editing-cycles>18834</meta:editing-cycles>
    <meta:document-statistic meta:table-count="2" meta:cell-count="930" meta:object-count="0"/>
    <meta:user-defined meta:name="qrichtext">1</meta:user-defined>
  </office:meta>
</office:document-meta>
</file>